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66527E2D0BF4887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57cm, 7.443cm, 20.698cm, 5.22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525cm" svg:height="23.699cm" svg:x="0.791cm" svg:y="1.592cm">
          <draw:image xlink:href="Pictures/10000000000005E8000007E066527E2D0BF4887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1T16:43:41.833182828</dc:date>
    <meta:editing-duration>PT3M38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